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10-01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8-26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7-09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6-04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4-1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3-10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5-01-14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4-11-0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900078103301</text:p>
          </table:table-cell>
          <table:table-cell office:value-type="string" calcext:value-type="string">
            <text:p>45X 23 SOW 265</text:p>
          </table:table-cell>
          <table:table-cell office:value-type="string" calcext:value-type="string">
            <text:p>2024-11-0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